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margin-top="0cm" fo:margin-bottom="0cm" style:contextual-spacing="false"/>
      <style:text-properties style:font-name="Calibri" officeooo:rsid="000cc793" officeooo:paragraph-rsid="00460a15"/>
    </style:style>
    <style:style style:name="P2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6pt" style:text-underline-style="solid" style:text-underline-width="auto" style:text-underline-color="font-color" fo:font-weight="bold" officeooo:rsid="00263bd6" officeooo:paragraph-rsid="00263bd6" style:font-size-asian="16pt" style:font-weight-asian="bold" style:font-size-complex="16pt" style:font-weight-complex="bold"/>
    </style:style>
    <style:style style:name="P3" style:family="paragraph" style:parent-style-name="Text_20_body">
      <style:text-properties style:font-name="Calibri" fo:font-size="10pt" fo:font-weight="normal" officeooo:rsid="0075c673" officeooo:paragraph-rsid="0075c673" style:font-size-asian="10pt" style:font-weight-asian="normal" style:font-size-complex="10pt" style:font-weight-complex="normal"/>
    </style:style>
    <style:style style:name="P4" style:family="paragraph" style:parent-style-name="Text_20_body">
      <style:text-properties fo:font-size="4pt" officeooo:paragraph-rsid="003e5048" style:font-size-asian="4.19999980926514pt" style:font-size-complex="4.80000019073486pt"/>
    </style:style>
    <style:style style:name="P5" style:family="paragraph" style:parent-style-name="Text_20_body">
      <style:text-properties officeooo:paragraph-rsid="0041e98c"/>
    </style:style>
    <style:style style:name="P6" style:family="paragraph" style:parent-style-name="Text_20_body">
      <style:text-properties officeooo:rsid="0075c673" officeooo:paragraph-rsid="0075c673"/>
    </style:style>
    <style:style style:name="P7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b1294" officeooo:paragraph-rsid="005b1294" style:font-size-asian="10pt" style:font-size-complex="10pt"/>
    </style:style>
    <style:style style:name="P8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b1294" officeooo:paragraph-rsid="00796ec5" style:font-size-asian="10pt" style:font-size-complex="10pt"/>
    </style:style>
    <style:style style:name="P9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b1294" officeooo:paragraph-rsid="007a4634" style:font-size-asian="10pt" style:font-size-complex="10pt"/>
    </style:style>
    <style:style style:name="P10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b1294" officeooo:paragraph-rsid="007c3bd3" style:font-size-asian="10pt" style:font-size-complex="10pt"/>
    </style:style>
    <style:style style:name="P11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b1294" officeooo:paragraph-rsid="0081afb4" style:font-size-asian="10pt" style:font-size-complex="10pt"/>
    </style:style>
    <style:style style:name="P12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b1294" officeooo:paragraph-rsid="0085049e" style:font-size-asian="10pt" style:font-size-complex="10pt"/>
    </style:style>
    <style:style style:name="P13" style:family="paragraph" style:parent-style-name="Text_20_body">
      <style:paragraph-properties fo:margin-top="0cm" fo:margin-bottom="0cm" style:contextual-spacing="false"/>
      <style:text-properties style:font-name="Calibri" fo:font-size="4pt" style:text-underline-style="none" fo:font-weight="normal" officeooo:rsid="0024dd70" officeooo:paragraph-rsid="0049b282" style:font-size-asian="4.19999980926514pt" style:font-weight-asian="normal" style:font-size-complex="4.80000019073486pt" style:font-weight-complex="normal"/>
    </style:style>
    <style:style style:name="P14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29380e" officeooo:paragraph-rsid="0085049e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top="0.101cm" fo:margin-bottom="0.101cm" style:contextual-spacing="false"/>
      <style:text-properties style:font-name="Calibri" fo:font-size="18pt" style:text-underline-style="none" fo:font-weight="normal" officeooo:rsid="0090e279" officeooo:paragraph-rsid="0090e279" style:font-size-asian="18pt" style:font-weight-asian="normal" style:font-size-complex="18pt" style:font-weight-complex="normal"/>
    </style:style>
    <style:style style:name="P16" style:family="paragraph" style:parent-style-name="Text_20_body">
      <style:paragraph-properties fo:margin-top="0.101cm" fo:margin-bottom="0.101cm" style:contextual-spacing="false"/>
      <style:text-properties style:font-name="Calibri" fo:font-size="18pt" style:text-underline-style="none" fo:font-weight="normal" officeooo:rsid="0090e279" officeooo:paragraph-rsid="00923241" style:font-size-asian="18pt" style:font-weight-asian="normal" style:font-size-complex="18pt" style:font-weight-complex="normal"/>
    </style:style>
    <style:style style:name="P17" style:family="paragraph" style:parent-style-name="Text_20_body">
      <style:paragraph-properties fo:margin-top="0.101cm" fo:margin-bottom="0.101cm" style:contextual-spacing="false"/>
      <style:text-properties style:font-name="Calibri" fo:font-size="18pt" style:text-underline-style="none" fo:font-weight="normal" officeooo:rsid="0090e279" officeooo:paragraph-rsid="0096ee61" style:font-size-asian="18pt" style:font-weight-asian="normal" style:font-size-complex="18pt" style:font-weight-complex="normal"/>
    </style:style>
    <style:style style:name="P18" style:family="paragraph" style:parent-style-name="Text_20_body">
      <style:paragraph-properties fo:margin-top="0.101cm" fo:margin-bottom="0.101cm" style:contextual-spacing="false"/>
      <style:text-properties style:font-name="Calibri" fo:font-size="18pt" style:text-underline-style="none" fo:font-weight="normal" officeooo:rsid="0090e279" officeooo:paragraph-rsid="00970119" style:font-size-asian="18pt" style:font-weight-asian="normal" style:font-size-complex="18pt" style:font-weight-complex="normal"/>
    </style:style>
    <style:style style:name="P19" style:family="paragraph" style:parent-style-name="Text_20_body">
      <style:paragraph-properties fo:margin-top="0.101cm" fo:margin-bottom="0.101cm" style:contextual-spacing="false"/>
      <style:text-properties style:font-name="Calibri" fo:font-size="18pt" style:text-underline-style="none" fo:font-weight="normal" officeooo:rsid="00935114" officeooo:paragraph-rsid="00935114" style:font-size-asian="18pt" style:font-weight-asian="normal" style:font-size-complex="18pt" style:font-weight-complex="normal"/>
    </style:style>
    <style:style style:name="P20" style:family="paragraph" style:parent-style-name="Text_20_body">
      <style:paragraph-properties fo:margin-top="0.101cm" fo:margin-bottom="0.101cm" style:contextual-spacing="false"/>
      <style:text-properties style:font-name="Calibri" fo:font-size="18pt" style:text-underline-style="none" fo:font-weight="normal" officeooo:rsid="00953195" officeooo:paragraph-rsid="00953195" style:font-size-asian="18pt" style:font-weight-asian="normal" style:font-size-complex="18pt" style:font-weight-complex="normal"/>
    </style:style>
    <style:style style:name="P21" style:family="paragraph" style:parent-style-name="Text_20_body">
      <style:paragraph-properties fo:margin-top="0.101cm" fo:margin-bottom="0.101cm" style:contextual-spacing="false"/>
      <style:text-properties style:font-name="Calibri" fo:font-size="18pt" style:text-underline-style="none" fo:font-weight="normal" officeooo:rsid="0098aebd" officeooo:paragraph-rsid="0098aebd" style:font-size-asian="18pt" style:font-weight-asian="normal" style:font-size-complex="18pt" style:font-weight-complex="normal"/>
    </style:style>
    <style:style style:name="P22" style:family="paragraph" style:parent-style-name="Text_20_body">
      <style:paragraph-properties fo:margin-top="0.101cm" fo:margin-bottom="0.101cm" style:contextual-spacing="false"/>
      <style:text-properties style:font-name="Calibri" fo:font-size="18pt" style:text-underline-style="none" fo:font-weight="normal" officeooo:rsid="009a719d" officeooo:paragraph-rsid="009a719d" style:font-size-asian="18pt" style:font-weight-asian="normal" style:font-size-complex="18pt" style:font-weight-complex="normal"/>
    </style:style>
    <style:style style:name="P23" style:family="paragraph" style:parent-style-name="Text_20_body">
      <style:paragraph-properties fo:margin-top="0.101cm" fo:margin-bottom="0.101cm" style:contextual-spacing="false"/>
      <style:text-properties style:font-name="Calibri" fo:font-size="18pt" style:text-underline-style="none" fo:font-weight="normal" officeooo:rsid="009c5a48" officeooo:paragraph-rsid="009c5a48" style:font-size-asian="18pt" style:font-weight-asian="normal" style:font-size-complex="18pt" style:font-weight-complex="normal"/>
    </style:style>
    <style:style style:name="P24" style:family="paragraph" style:parent-style-name="Text_20_body">
      <style:paragraph-properties fo:margin-top="0.101cm" fo:margin-bottom="0.101cm" style:contextual-spacing="false"/>
      <style:text-properties style:font-name="Calibri" fo:font-size="18pt" style:text-underline-style="none" fo:font-weight="normal" officeooo:rsid="009c7833" officeooo:paragraph-rsid="009c7833" style:font-size-asian="18pt" style:font-weight-asian="normal" style:font-size-complex="18pt" style:font-weight-complex="normal"/>
    </style:style>
    <style:style style:name="P25" style:family="paragraph" style:parent-style-name="Text_20_body">
      <style:paragraph-properties fo:margin-top="0.101cm" fo:margin-bottom="0.101cm" style:contextual-spacing="false"/>
      <style:text-properties style:font-name="Calibri" fo:font-size="18pt" style:text-underline-style="none" fo:font-weight="normal" officeooo:rsid="009d4421" officeooo:paragraph-rsid="009d4421" style:font-size-asian="18pt" style:font-weight-asian="normal" style:font-size-complex="18pt" style:font-weight-complex="normal"/>
    </style:style>
    <style:style style:name="P26" style:family="paragraph" style:parent-style-name="Text_20_body">
      <style:paragraph-properties fo:margin-top="0.101cm" fo:margin-bottom="0.101cm" style:contextual-spacing="false" fo:text-align="start" style:justify-single-word="false"/>
      <style:text-properties style:font-name="Calibri" fo:font-size="18pt" style:text-underline-style="none" fo:font-weight="normal" officeooo:rsid="009f04d4" officeooo:paragraph-rsid="009f04d4" style:font-size-asian="18pt" style:font-weight-asian="normal" style:font-size-complex="18pt" style:font-weight-complex="normal"/>
    </style:style>
    <style:style style:name="T1" style:family="text">
      <style:text-properties fo:color="#3465a4" loext:opacity="100%" style:text-underline-style="solid" style:text-underline-width="auto" style:text-underline-color="font-color"/>
    </style:style>
    <style:style style:name="T2" style:family="text">
      <style:text-properties fo:color="#3465a4" loext:opacity="100%" style:text-underline-style="solid" style:text-underline-width="auto" style:text-underline-color="font-color" officeooo:rsid="0089ccee"/>
    </style:style>
    <style:style style:name="T3" style:family="text">
      <style:text-properties fo:color="#3465a4" loext:opacity="100%" style:font-name="Calibri" style:text-underline-style="solid" style:text-underline-width="auto" style:text-underline-color="font-color"/>
    </style:style>
    <style:style style:name="T4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b37a15" style:font-size-asian="16pt" style:font-weight-asian="bold" style:font-size-complex="16pt" style:font-weight-complex="bold"/>
    </style:style>
    <style:style style:name="T5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28939e" style:font-size-asian="16pt" style:font-weight-asian="bold" style:font-size-complex="16pt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796ec5" style:font-weight-asian="normal" style:font-weight-complex="normal"/>
    </style:style>
    <style:style style:name="T8" style:family="text">
      <style:text-properties style:text-underline-style="none" fo:font-weight="normal" officeooo:rsid="007c3bd3" style:font-weight-asian="normal" style:font-weight-complex="normal"/>
    </style:style>
    <style:style style:name="T9" style:family="text">
      <style:text-properties style:text-underline-style="none" fo:font-weight="normal" officeooo:rsid="0081afb4" style:font-weight-asian="normal" style:font-weight-complex="normal"/>
    </style:style>
    <style:style style:name="T10" style:family="text">
      <style:text-properties style:text-underline-style="none" fo:font-weight="normal" officeooo:rsid="008206e4" style:font-weight-asian="normal" style:font-weight-complex="normal"/>
    </style:style>
    <style:style style:name="T11" style:family="text">
      <style:text-properties style:text-underline-style="none" fo:font-weight="normal" officeooo:rsid="0096ee61" style:font-weight-asian="normal" style:font-weight-complex="normal"/>
    </style:style>
    <style:style style:name="T12" style:family="text">
      <style:text-properties style:font-name="Calibri" fo:font-size="16pt" style:text-underline-style="none" fo:font-weight="bold" officeooo:rsid="0028939e" style:font-size-asian="16pt" style:font-weight-asian="bold" style:font-size-complex="16pt" style:font-weight-complex="bold"/>
    </style:style>
    <style:style style:name="T13" style:family="text">
      <style:text-properties officeooo:rsid="00772c47"/>
    </style:style>
    <style:style style:name="T14" style:family="text">
      <style:text-properties officeooo:rsid="007c3bd3"/>
    </style:style>
    <style:style style:name="T15" style:family="text">
      <style:text-properties officeooo:rsid="00923241"/>
    </style:style>
    <style:style style:name="T16" style:family="text">
      <style:text-properties officeooo:rsid="0096ee61"/>
    </style:style>
    <style:style style:name="T17" style:family="text">
      <style:text-properties officeooo:rsid="00970119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tivité </text:span><text:span text:style-name="T2">5</text:span><text:span text:style-name="T3">: </text:span><text:span text:style-name="T2">Les mystères de l'univers</text:span><text:span text:style-name="T3"> .</text:span></text:p>
      <text:p text:style-name="P13"/>
      <text:p text:style-name="P2">Contexte :</text:p>
      <text:p text:style-name="P3">Avec Fred et Jam<text:span text:style-name="T14">y</text:span>, partons à la découverte des secrets de l'univers.</text:p>
      <text:p text:style-name="P4"/>
      <text:p text:style-name="P5"><draw:frame draw:style-name="fr1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pan text:style-name="T12"><text:s text:c="5"/></text:span><text:span text:style-name="T4">Votre mission-travail à réaliser </text:span><text:span text:style-name="T5">:</text:span></text:p>
      <text:p text:style-name="P6">Visionner l<text:span text:style-name="T13">a vidéo</text:span> <text:span text:style-name="T13">"</text:span>c'est pas sorcier : <text:span text:style-name="T13">Les mystères de l'univers"</text:span> : <text:a xlink:type="simple" xlink:href="https://www.youtube.com/watch?v=ymEzkLAzv4w" text:style-name="Internet_20_link" text:visited-style-name="Visited_20_Internet_20_Link">https://www.youtube.com/watch?v=ymEzkLAzv4w</text:a> et répondre aux questions ci dessous.</text:p>
      <text:list xml:id="list4198884943" text:style-name="L1">
        <text:list-item>
          <text:p text:style-name="P7"><text:span text:style-name="T6">Où se trouve le très grand télescope européen ?</text:span></text:p>
        </text:list-item>
      </text:list>
      <text:p text:style-name="P15">Le télescope se trouve au Chili</text:p>
      <text:list xml:id="list90030192059742" text:continue-numbering="true" text:style-name="L1">
        <text:list-item>
          <text:p text:style-name="P8"><text:span text:style-name="T7">C</text:span><text:span text:style-name="T6">ombien de nuit par an peut-on </text:span><text:span text:style-name="T7">y</text:span><text:span text:style-name="T6"> observer les étoiles </text:span><text:span text:style-name="T7">dans les meilleures conditions</text:span><text:span text:style-name="T6">?</text:span></text:p>
        </text:list-item>
      </text:list>
      <text:p text:style-name="P15">On peut observer les étoiles 350 jours par an.</text:p>
      <text:list xml:id="list90030300212814" text:continue-numbering="true" text:style-name="L1">
        <text:list-item>
          <text:p text:style-name="P9"><text:span text:style-name="T6">Qu'est-ce qu'une constellation?</text:span></text:p>
        </text:list-item>
      </text:list>
      <text:p text:style-name="P15">C'est un ensemble d'étoiles qui dessinent dans le ciel une forme bien déterminé.</text:p>
      <text:list xml:id="list90031626854238" text:continue-numbering="true" text:style-name="L1">
        <text:list-item>
          <text:p text:style-name="P10"><text:span text:style-name="T8">Jamy pense que pluton est une planète, quelle remarque peux-tu faire</text:span><text:span text:style-name="T6">?</text:span></text:p>
        </text:list-item>
      </text:list>
      <text:p text:style-name="P16"><text:span text:style-name="T15">Pluton n'est plus considérée comme une planète.</text:span></text:p>
      <text:list xml:id="list90031680451944" text:continue-numbering="true" text:style-name="L1">
        <text:list-item>
          <text:p text:style-name="P10"><text:span text:style-name="T6">Quelle est la taille de notre galaxie (en années lumière) ?</text:span></text:p>
        </text:list-item>
      </text:list>
      <text:p text:style-name="P19">Notre galaxie a un diamètre de 100 000 années lumière.</text:p>
      <text:list xml:id="list90030854714289" text:continue-numbering="true" text:style-name="L1">
        <text:list-item>
          <text:p text:style-name="P10"><text:span text:style-name="T6">Pourquoi un télescope est-il une "machine à remonter le temps" ?</text:span></text:p>
        </text:list-item>
      </text:list>
      <text:p text:style-name="P20">La lumière d'un objet distant d'une année lumière met un an à parvenir à nous : on voit l'objet tel qu'il était un an dans le passé.</text:p>
      <text:list xml:id="list90032112951482" text:continue-numbering="true" text:style-name="L1">
        <text:list-item>
          <text:p text:style-name="P10"><text:span text:style-name="T6">Quels sont les premiers atomes </text:span><text:span text:style-name="T11">a</text:span><text:span text:style-name="T6"> </text:span><text:span text:style-name="T11">apparaître</text:span><text:span text:style-name="T6"> dans l'univers?</text:span></text:p>
        </text:list-item>
      </text:list>
      <text:p text:style-name="P17"><text:span text:style-name="T16">Les premiers atomes à apparaître sont l'hydrogène et l'hélium.</text:span></text:p>
      <text:list xml:id="list90030238508189" text:continue-numbering="true" text:style-name="L1">
        <text:list-item>
          <text:p text:style-name="P10"><text:span text:style-name="T6">Pourquoi les étoiles brillent?</text:span></text:p>
        </text:list-item>
      </text:list>
      <text:p text:style-name="P18"><text:span text:style-name="T17">La réaction nucléaire en leur cœur dégage de l'énergie et de la lumière.</text:span></text:p>
      <text:list xml:id="list90030900116603" text:continue-numbering="true" text:style-name="L1">
        <text:list-item>
          <text:p text:style-name="P11"><text:span text:style-name="T9">D</text:span><text:span text:style-name="T6">'o</text:span><text:span text:style-name="T9">ù</text:span><text:span text:style-name="T6"> vien</text:span><text:span text:style-name="T9">nen</text:span><text:span text:style-name="T6">t les éléments nécessaire à la formation </text:span><text:span text:style-name="T9">du soleil et de la terre</text:span><text:span text:style-name="T6">?</text:span></text:p>
        </text:list-item>
      </text:list>
      <text:p text:style-name="P21">Ils viennent d'anciennes étoiles qui ont explosé et dispersé leur matière dans l'univers.</text:p>
      <text:list xml:id="list90030372301145" text:continue-numbering="true" text:style-name="L1">
        <text:list-item>
          <text:p text:style-name="P11"><text:span text:style-name="T6">Que se passe t-il quand la réaction nucléaire </text:span><text:span text:style-name="T10">au sein d'une étoile </text:span><text:span text:style-name="T6">s’arrête?</text:span></text:p>
        </text:list-item>
      </text:list>
      <text:p text:style-name="P22">L'étoile explose et disperse sa matière dans l'univers.</text:p>
      <text:list xml:id="list90030802041042" text:continue-numbering="true" text:style-name="L1">
        <text:list-item>
          <text:p text:style-name="P11"><text:span text:style-name="T6">Pourquoi un trou noir est "noir"?</text:span></text:p>
        </text:list-item>
      </text:list>
      <text:p text:style-name="P23">Il absorbe la lumière.</text:p>
      <text:list xml:id="list90031986157403" text:continue-numbering="true" text:style-name="L1">
        <text:list-item>
          <text:p text:style-name="P11"><text:span text:style-name="T6">Comment peut on le voir?</text:span></text:p>
        </text:list-item>
      </text:list>
      <text:p text:style-name="P24">On peut le détecter indirectement par les effets qu'il a sur la matière.</text:p>
      <text:list xml:id="list90031348648352" text:continue-numbering="true" text:style-name="L1">
        <text:list-item>
          <text:p text:style-name="P12"><text:span text:style-name="T6">Quels sont les deux principaux scientifiques qui ont contribué à la théorie de la gravitation?</text:span></text:p>
        </text:list-item>
      </text:list>
      <text:p text:style-name="P25">Il s'agit de Newton et d'Einstein.</text:p>
      <text:list xml:id="list90030100411476" text:continue-numbering="true" text:style-name="L1">
        <text:list-item>
          <text:p text:style-name="P12"><text:soft-page-break/><text:span text:style-name="T6">Où est le centre de l'univers?</text:span></text:p>
        </text:list-item>
      </text:list>
      <text:p text:style-name="P26">L'univers n'a pas de centr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fo:hyphenation-ladder-count="no-limit" style:page-number="auto"/>
      <style:text-properties fo:font-size="28pt" fo:font-weight="bold" style:font-size-asian="28pt" style:font-weight-asian="bold" style:font-size-complex="28pt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32M23S</meta:editing-duration>
    <meta:editing-cycles>53</meta:editing-cycles>
    <meta:generator>LibreOffice/7.0.4.2$Linux_X86_64 LibreOffice_project/00$Build-2</meta:generator>
    <meta:creation-date>2021-02-11T10:59:54.903285377</meta:creation-date>
    <meta:initial-creator>J Cercy</meta:initial-creator>
    <dc:date>2021-05-25T09:00:29.726894810</dc:date>
    <dc:creator>J Cercy</dc:creator>
    <meta:document-statistic meta:table-count="0" meta:image-count="1" meta:object-count="0" meta:page-count="2" meta:paragraph-count="33" meta:word-count="333" meta:character-count="1942" meta:non-whitespace-character-count="1651"/>
  </office:meta>
</office:document-meta>
</file>